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057cm" style:rel-column-width="599*"/>
    </style:style>
    <style:style style:name="Table1.B" style:family="table-column">
      <style:table-column-properties style:column-width="11.342cm" style:rel-column-width="6430*"/>
    </style:style>
    <style:style style:name="Table1.C" style:family="table-column">
      <style:table-column-properties style:column-width="2.434cm" style:rel-column-width="1380*"/>
    </style:style>
    <style:style style:name="Table1.D" style:family="table-column">
      <style:table-column-properties style:column-width="2.164cm" style:rel-column-width="122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Text_20_body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BS dictionary (Escola 1.0)</text:h>
      <text:h text:style-name="P2" text:outline-level="2">Objetivos</text:h>
      <text:p text:style-name="P3"><text:span text:style-name="T1">Acompanha a estrutura analítica do projeto (ou WBS). Detalha cada elemento do WBS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Nome/descrição</text:p>
          </table:table-cell>
          <table:table-cell table:style-name="Table1.A1" office:value-type="string">
            <text:p text:style-name="P4">Responsável</text:p>
          </table:table-cell>
          <table:table-cell table:style-name="Table1.D1" office:value-type="string">
            <text:p text:style-name="P4">Deadline</text:p>
          </table:table-cell>
        </table:table-row>
        <table:table-row>
          <table:table-cell table:style-name="Table1.A2" office:value-type="string">
            <text:p text:style-name="P5">S1</text:p>
          </table:table-cell>
          <table:table-cell table:style-name="Table1.A2" office:value-type="string">
            <text:p text:style-name="P6"><text:span text:style-name="T2">Modelo de domínio</text:span>. Diagramas de classe que cobrem todos os conceitos a serem manipulados pelo Escola 1.0. </text:p>
          </table:table-cell>
          <table:table-cell table:style-name="Table1.A2" office:value-type="string">
            <text:p text:style-name="P6">Hermes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S2</text:p>
          </table:table-cell>
          <table:table-cell table:style-name="Table1.A2" office:value-type="string">
            <text:p text:style-name="P6"><text:span text:style-name="T2">Projeto de Interação</text:span>. Definição do <text:span text:style-name="T3">look and feel </text:span><text:span text:style-name="T1">do Escola 1.0.</text:span></text:p>
          </table:table-cell>
          <table:table-cell table:style-name="Table1.A2" office:value-type="string">
            <text:p text:style-name="P6">João Marcos e Leandro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S3</text:p>
          </table:table-cell>
          <table:table-cell table:style-name="Table1.A2" office:value-type="string">
            <text:p text:style-name="P6"><text:span text:style-name="T2">Arquitetura</text:span>. 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I1</text:p>
          </table:table-cell>
          <table:table-cell table:style-name="Table1.A2" office:value-type="string">
            <text:p text:style-name="P6"><text:span text:style-name="T2">Documentação de Instalação</text:span>. Toda a documentação produzida para o responsável pela instalação de uma instância do Escola 1.0. Inclui passos necessários, configurações a serem realizadas e outros. 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I2</text:p>
          </table:table-cell>
          <table:table-cell table:style-name="Table1.A2" office:value-type="string">
            <text:p text:style-name="P6"><text:span text:style-name="T2">Software de instalação</text:span>. Todo o software necessário para apoiar diretamente a instalação do Escola 1.0 (scripts e outros).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1</text:p>
          </table:table-cell>
          <table:table-cell table:style-name="Table1.A2" office:value-type="string">
            <text:p text:style-name="P6"><text:span text:style-name="T2">Pessoas físicas e jurídicas</text:span>. Software que implementa as funcionalidades definidas no documento <text:span text:style-name="T3">Declaração de escopo (Escola 1.0). </text:span>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2</text:p>
          </table:table-cell>
          <table:table-cell table:style-name="Table1.A2" office:value-type="string">
            <text:p text:style-name="P6"><text:span text:style-name="T2">Administração de curso</text:span>. Software que implementa as funcionalidades definidas no documento <text:span text:style-name="T3">Declaração de escopo (Escola 1.0). </text:span>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3</text:p>
          </table:table-cell>
          <table:table-cell table:style-name="Table1.A2" office:value-type="string">
            <text:p text:style-name="P6"><text:span text:style-name="T2">Notas e freqüências</text:span>. Software que implementa as funcionalidades definidas no documento <text:span text:style-name="T3">Declaração de escopo (Escola 1.0). </text:span>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4</text:p>
          </table:table-cell>
          <table:table-cell table:style-name="Table1.A2" office:value-type="string">
            <text:p text:style-name="P6"><text:span text:style-name="T2">Controle de acesso</text:span>. Software que implementa as funcionalidades definidas no documento <text:span text:style-name="T3">Declaração de escopo (Escola 1.0). </text:span>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5</text:p>
          </table:table-cell>
          <table:table-cell table:style-name="Table1.A2" office:value-type="string">
            <text:p text:style-name="P6"><text:span text:style-name="T2">Avaliação do corpo docente</text:span>. Software que implementa as funcionalidades definidas no documento <text:span text:style-name="T3">Declaração de escopo (Escola 1.0). </text:span>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G0</text:p>
          </table:table-cell>
          <table:table-cell table:style-name="Table1.A2" office:value-type="string">
            <text:p text:style-name="P6"><text:span text:style-name="T2">Reunião de abertura</text:span>. Reunião inicial (kickoff meeting) para definição das bases do projeto e noções da infra-estrutura a ser utilizada.</text:p>
          </table:table-cell>
          <table:table-cell table:style-name="Table1.A2" office:value-type="string">
            <text:p text:style-name="P6">Fábio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</table:table>
      <text:p text:style-name="P7"/>
      <text:p text:style-name="P8"/>
      <text:p text:style-name="P9">________________________________</text:p>
      <text:p text:style-name="P9">Fábio Nogueira de Lucena<text:line-break/>(gerente do proje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.5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a a</meta:initial-creator>
    <meta:creation-date>2007-04-24T09:31:23</meta:creation-date>
    <dc:creator>a a</dc:creator>
    <dc:date>2007-05-17T16:15:46</dc:date>
    <meta:printed-by>a a</meta:printed-by>
    <meta:print-date>2007-05-07T15:01:23</meta:print-date>
    <dc:language>pt-BR</dc:language>
    <meta:editing-cycles>184</meta:editing-cycles>
    <meta:editing-duration>PT15H19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4" meta:word-count="224" meta:character-count="1545"/>
  </office:meta>
</office:document-meta>
</file>